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f6c" officeooo:paragraph-rsid="000caf6c"/>
    </style:style>
    <style:style style:name="P2" style:family="paragraph" style:parent-style-name="Standard">
      <style:text-properties officeooo:rsid="000e1471" officeooo:paragraph-rsid="000e1471"/>
    </style:style>
    <style:style style:name="T1" style:family="text">
      <style:text-properties officeooo:rsid="000e14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izar una aplicación para gestionar matrículas de alumnos que están en un archivo .xml como el siguiente:</text:p>
      <text:p text:style-name="P1"/>
      <text:p text:style-name="P1">&lt;matriculas&gt;</text:p>
      <text:p text:style-name="P1"><text:tab/>&lt;matricula&gt;</text:p>
      <text:p text:style-name="P1"><text:tab/><text:tab/>&lt;alumno&gt;xxxx&lt;/alumno&gt;</text:p>
      <text:p text:style-name="P1"><text:tab/><text:tab/>&lt;asignaturas&gt;</text:p>
      <text:p text:style-name="P1"><text:tab/><text:tab/><text:tab/>&lt;asignatura&gt;</text:p>
      <text:p text:style-name="P1"><text:tab/><text:tab/><text:tab/><text:tab/>&lt;precio&gt;xxx&lt;/precio&gt;</text:p>
      <text:p text:style-name="P1"><text:tab/><text:tab/><text:tab/><text:tab/>&lt;nombre&gt;xxx&lt;/nombre&gt;</text:p>
      <text:p text:style-name="P1"><text:tab/><text:tab/><text:tab/>&lt;/asignatura&gt;</text:p>
      <text:p text:style-name="P1"><text:tab/><text:tab/><text:tab/>&lt;asignatura&gt;</text:p>
      <text:p text:style-name="P1"><text:tab/><text:tab/><text:tab/><text:tab/>&lt;precio&gt;xxx&lt;/precio&gt;</text:p>
      <text:p text:style-name="P1"><text:tab/><text:tab/><text:tab/><text:tab/>&lt;nombre&gt;xxx&lt;/nombre&gt;</text:p>
      <text:p text:style-name="P1"><text:tab/><text:tab/><text:tab/>&lt;/asignatura&gt;</text:p>
      <text:p text:style-name="P1"><text:tab/><text:tab/>&lt;/asignaturas&gt;<text:tab/></text:p>
      <text:p text:style-name="P1"><text:tab/>&lt;/<text:span text:style-name="T1">matricula&gt;</text:span></text:p>
      <text:p text:style-name="P1"><text:tab/>….</text:p>
      <text:p text:style-name="P1">&lt;<text:span text:style-name="T1">matriculas&gt;</text:span></text:p>
      <text:p text:style-name="P1"/>
      <text:p text:style-name="P2">Requisitos:</text:p>
      <text:p text:style-name="P2">- matricular alumno</text:p>
      <text:p text:style-name="P2">- mostrar alumnos que tienen una asignatura</text:p>
      <text:p text:style-name="P2">- matrícula más cara</text:p>
      <text:p text:style-name="P1"><text:tab/><text:tab/></text:p>
      <text:p text:style-name="P1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10:27:51.995000000</meta:creation-date>
    <dc:date>2022-04-21T10:38:16.107000000</dc:date>
    <meta:editing-duration>PT10M24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3" meta:word-count="48" meta:character-count="470" meta:non-whitespace-character-count="401"/>
  </office:meta>
</office:document-meta>
</file>